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51cm" style:auto-text-indent="false"/>
    </style:style>
    <style:style style:name="P2" style:family="paragraph" style:parent-style-name="Standard">
      <style:paragraph-properties fo:text-align="center" style:justify-single-word="false" fo:orphans="2" fo:widows="2"/>
      <style:text-properties fo:color="#000000" loext:opacity="100%" style:font-name="Times New Roman" fo:font-size="14pt" officeooo:paragraph-rsid="000ee49f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officeooo:paragraph-rsid="000ee49f" style:font-size-asian="14pt" style:font-size-complex="14pt"/>
    </style:style>
    <style:style style:name="P4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officeooo:paragraph-rsid="000ee49f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0ee49f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ee49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0ee49f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officeooo:paragraph-rsid="000ee49f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ee49f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fo:font-weight="bold" officeooo:paragraph-rsid="000ee49f" style:font-size-asian="14pt" style:font-weight-asian="bold" style:font-name-complex="Times New Roman1" style:font-size-complex="14pt"/>
    </style:style>
    <style:style style:name="P11" style:family="paragraph" style:parent-style-name="основной_20_гост">
      <style:paragraph-properties fo:text-align="center" style:justify-single-word="false"/>
      <style:text-properties style:font-name="Times New Roman" fo:font-size="14pt" fo:language="ru" fo:country="RU" officeooo:paragraph-rsid="000ee49f" style:font-size-asian="14pt" style:font-size-complex="14pt"/>
    </style:style>
    <style:style style:name="P12" style:family="paragraph" style:parent-style-name="основной_20_гост">
      <style:paragraph-properties fo:margin-left="3cm" fo:margin-right="0cm" fo:text-align="center" style:justify-single-word="false" fo:text-indent="-3cm" style:auto-text-indent="false"/>
      <style:text-properties style:font-name="Times New Roman" fo:font-size="14pt" officeooo:paragraph-rsid="000ee49f" style:font-size-asian="14pt" style:font-size-complex="14pt"/>
    </style:style>
    <style:style style:name="P13" style:family="paragraph" style:parent-style-name="основной_20_гост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0ee49f" style:font-size-asian="14pt" style:font-size-complex="14pt"/>
    </style:style>
    <style:style style:name="T1" style:family="text">
      <style:text-properties style:font-name-complex="Times New Roman1"/>
    </style:style>
    <style:style style:name="T2" style:family="text">
      <style:text-properties style:font-name-complex="Times New Roman1" style:font-size-complex="14pt"/>
    </style:style>
    <style:style style:name="T3" style:family="text">
      <style:text-properties officeooo:rsid="000ee49f" style:font-name-complex="Times New Roman1"/>
    </style:style>
    <style:style style:name="T4" style:family="text">
      <style:text-properties fo:language="ru" fo:country="BY" style:font-name-complex="Times New Roman1"/>
    </style:style>
    <style:style style:name="T5" style:family="text">
      <style:text-properties fo:language="ru" fo:country="BY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-asian="Calibri" style:language-asian="en" style:country-asian="US" style:font-name-complex="Times New Roman1" style:font-size-complex="14pt" style:language-complex="ar" style:country-complex="SA"/>
    </style:style>
    <style:style style:name="T8" style:family="text">
      <style:text-properties style:font-name-asian="Calibri" style:language-asian="en" style:country-asian="US" style:font-name-complex="Times New Roman1" style:language-complex="ar" style:country-complex="SA"/>
    </style:style>
    <style:style style:name="T9" style:family="text">
      <style:text-properties fo:color="#000000" loext:opacity="100%" fo:language="ru" fo:country="BY" style:font-name-asian="Times New Roman1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loext:opacity="100%" fo:language="ru" fo:country="BY" style:font-name-asian="Times New Roman1" style:language-asian="ru" style:country-asian="RU" style:font-name-complex="Times New Roman1" style:language-complex="ar" style:country-complex="SA"/>
    </style:style>
    <style:style style:name="T11" style:family="text">
      <style:text-properties fo:color="#000000" loext:opacity="100%" fo:language="ru" fo:country="BY" officeooo:rsid="000ee49f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fo:color="#000000" loext:opacity="100%" style:font-name-asian="Times New Roman1" style:language-asian="ru" style:country-asian="RU" style:font-name-complex="Times New Roman1" style:font-size-complex="14pt" style:language-complex="ar" style:country-complex="SA"/>
    </style:style>
    <style:style style:name="T13" style:family="text">
      <style:text-properties fo:color="#000000" loext:opacity="100%" style:font-name-asian="Times New Roman1" style:language-asian="ru" style:country-asian="RU" style:font-name-complex="Times New Roman1" style:language-complex="ar" style:country-complex="SA"/>
    </style:style>
    <style:style style:name="T14" style:family="text">
      <style:text-properties fo:language="ru" fo:country="RU" officeooo:rsid="000c9f2e" style:font-name-asian="Calibri" style:language-asian="en" style:country-asian="US" style:font-name-complex="Times New Roman1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инистерство образования Республики Беларусь</text:span></text:p>
      <text:p text:style-name="P7"/>
      <text:p text:style-name="P4"><text:span text:style-name="T1">Учреждение образования</text:span></text:p>
      <text:p text:style-name="P5"><text:span text:style-name="T4">БЕЛОРУССКИЙ</text:span><text:span text:style-name="T1"> ГОСУДАРСТВЕННЫЙ УНИВЕРСИТЕТ</text:span></text:p>
      <text:p text:style-name="P5"><text:span text:style-name="T1">ИНФОРМАТИКИ И РАДИОЭЛЕКТРОНИКИ</text:span></text:p>
      <text:p text:style-name="P8"/>
      <text:p text:style-name="P13">Факультет компьютерных систем и сетей</text:p>
      <text:p text:style-name="P11"/>
      <text:p text:style-name="P13">Кафедра электронных вычислительных машин</text:p>
      <text:p text:style-name="P12"/>
      <text:p text:style-name="P5"><text:span text:style-name="T1">Дисциплина: Аппаратное обеспечение компьютерных сетей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5"><text:span text:style-name="T1">ПОЯСНИТЕЛЬНАЯ ЗАПИСКА</text:span></text:p>
      <text:p text:style-name="P5"><text:span text:style-name="T1">к курсовому проекту</text:span></text:p>
      <text:p text:style-name="P5"><text:span text:style-name="T1">на тему</text:span></text:p>
      <text:p text:style-name="P5"><text:span text:style-name="T8">ЛОКАЛЬНАЯ КОМПЬЮТЕРНАЯ СЕТЬ,</text:span></text:p>
      <text:p text:style-name="P5"><text:span text:style-name="T8">ВАРИАНТ </text:span><text:span text:style-name="T14">40</text:span></text:p>
      <text:p text:style-name="P7"/>
      <text:p text:style-name="P5"><text:span text:style-name="T1">БГУИР КП 1–40 02 01 01 2</text:span><text:span text:style-name="T3">13</text:span><text:span text:style-name="T1"> ПЗ</text:span></text:p>
      <text:p text:style-name="P7"/>
      <text:p text:style-name="P7"/>
      <text:p text:style-name="P7"/>
      <text:p text:style-name="P7"/>
      <text:p text:style-name="P6"><text:span text:style-name="T10">Студент: <text:tab/><text:tab/><text:tab/><text:tab/><text:tab/><text:tab/><text:tab/><text:tab/><text:tab/></text:span><text:span text:style-name="T13">А</text:span><text:span text:style-name="T10">.</text:span><text:span text:style-name="T13">В</text:span><text:span text:style-name="T10">. </text:span><text:span text:style-name="T11">Крачковский</text:span></text:p>
      <text:p text:style-name="P2"/>
      <text:p text:style-name="P6"><text:span text:style-name="T10">Руководитель:<text:tab/><text:tab/><text:tab/><text:tab/><text:tab/><text:tab/><text:tab/><text:tab/></text:span><text:bookmark-start text:name="_Hlk84946960"/><text:span text:style-name="T13">И</text:span><text:span text:style-name="T10">.</text:span><text:span text:style-name="T13">И</text:span><text:span text:style-name="T10">. </text:span><text:span text:style-name="T13">Глецевич</text:span><text:bookmark-end text:name="_Hlk8494696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">МИНСК 202</text:span><text:span text:style-name="T3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основной_20_гост" style:display-name="основной гост" style:family="paragraph" style:parent-style-name="Standard">
      <style:paragraph-properties fo:margin-top="0.044cm" fo:margin-bottom="0cm" style:contextual-spacing="false" fo:orphans="2" fo:widows="2"/>
      <style:text-properties fo:font-size="12pt" fo:language="ru" fo:country="BY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1.251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0:06:57.795048423</meta:creation-date>
    <dc:date>2023-09-28T10:14:12.728161143</dc:date>
    <meta:editing-duration>PT7M15S</meta:editing-duration>
    <meta:editing-cycles>1</meta:editing-cycles>
    <meta:document-statistic meta:table-count="0" meta:image-count="0" meta:object-count="0" meta:page-count="1" meta:paragraph-count="16" meta:word-count="55" meta:character-count="457" meta:non-whitespace-character-count="403"/>
    <meta:generator>LibreOffice/7.3.7.2$Linux_X86_64 LibreOffice_project/30$Build-2</meta:generator>
  </office:meta>
</office:document-meta>
</file>